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89" calcext:value-type="float">
            <text:p>89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1:47:51.4599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1T16:51:28.501789000</dc:date>
    <meta:editing-duration>P2DT4H49M23S</meta:editing-duration>
    <meta:editing-cycles>25</meta:editing-cycles>
    <meta:document-statistic meta:table-count="1" meta:cell-count="216" meta:object-count="0"/>
  </office:meta>
</office:document-meta>
</file>